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62594">
            <text:p>0,56</text:p>
          </table:table-cell>
          <table:table-cell office:value-type="float" office:value="0.00138938">
            <text:p>0</text:p>
          </table:table-cell>
          <table:table-cell office:value-type="float" office:value="0.436016">
            <text:p>0,44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565651">
            <text:p>0,57</text:p>
          </table:table-cell>
          <table:table-cell office:value-type="float" office:value="0.000988306">
            <text:p>0</text:p>
          </table:table-cell>
          <table:table-cell office:value-type="float" office:value="0.43336">
            <text:p>0,4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65912">
            <text:p>0,57</text:p>
          </table:table-cell>
          <table:table-cell office:value-type="float" office:value="0.000926028">
            <text:p>0</text:p>
          </table:table-cell>
          <table:table-cell office:value-type="float" office:value="0.433162">
            <text:p>0,43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580432">
            <text:p>0,58</text:p>
          </table:table-cell>
          <table:table-cell office:value-type="float" office:value="0.00064598">
            <text:p>0</text:p>
          </table:table-cell>
          <table:table-cell office:value-type="float" office:value="0.418922">
            <text:p>0,4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65647">
            <text:p>0,57</text:p>
          </table:table-cell>
          <table:table-cell office:value-type="float" office:value="0.00218856">
            <text:p>0</text:p>
          </table:table-cell>
          <table:table-cell office:value-type="float" office:value="0.432164">
            <text:p>0,43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568907">
            <text:p>0,57</text:p>
          </table:table-cell>
          <table:table-cell office:value-type="float" office:value="0.0020698">
            <text:p>0</text:p>
          </table:table-cell>
          <table:table-cell office:value-type="float" office:value="0.429023">
            <text:p>0,4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8451">
            <text:p>0,58</text:p>
          </table:table-cell>
          <table:table-cell office:value-type="float" office:value="0.00275232">
            <text:p>0</text:p>
          </table:table-cell>
          <table:table-cell office:value-type="float" office:value="0.412738">
            <text:p>0,41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569762">
            <text:p>0,57</text:p>
          </table:table-cell>
          <table:table-cell office:value-type="float" office:value="0.00202522">
            <text:p>0</text:p>
          </table:table-cell>
          <table:table-cell office:value-type="float" office:value="0.428212">
            <text:p>0,43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409364">
            <text:p>0,41</text:p>
          </table:table-cell>
          <table:table-cell office:value-type="float" office:value="0.000976682">
            <text:p>0</text:p>
          </table:table-cell>
          <table:table-cell office:value-type="float" office:value="0.58966">
            <text:p>0,59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562604">
            <text:p>0,56</text:p>
          </table:table-cell>
          <table:table-cell office:value-type="float" office:value="0.000901843">
            <text:p>0</text:p>
          </table:table-cell>
          <table:table-cell office:value-type="float" office:value="0.436495">
            <text:p>0,44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75239">
            <text:p>0,58</text:p>
          </table:table-cell>
          <table:table-cell office:value-type="float" office:value="0.0025362">
            <text:p>0</text:p>
          </table:table-cell>
          <table:table-cell office:value-type="float" office:value="0.422225">
            <text:p>0,42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579325">
            <text:p>0,58</text:p>
          </table:table-cell>
          <table:table-cell office:value-type="float" office:value="0.000689182">
            <text:p>0</text:p>
          </table:table-cell>
          <table:table-cell office:value-type="float" office:value="0.419986">
            <text:p>0,4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71477">
            <text:p>0,57</text:p>
          </table:table-cell>
          <table:table-cell office:value-type="float" office:value="0.00144149">
            <text:p>0</text:p>
          </table:table-cell>
          <table:table-cell office:value-type="float" office:value="0.427081">
            <text:p>0,43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583143">
            <text:p>0,58</text:p>
          </table:table-cell>
          <table:table-cell office:value-type="float" office:value="0.000385321">
            <text:p>0</text:p>
          </table:table-cell>
          <table:table-cell office:value-type="float" office:value="0.416472">
            <text:p>0,4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493965">
            <text:p>0,49</text:p>
          </table:table-cell>
          <table:table-cell office:value-type="float" office:value="0.00174914">
            <text:p>0</text:p>
          </table:table-cell>
          <table:table-cell office:value-type="float" office:value="0.504286">
            <text:p>0,5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528817">
            <text:p>0,53</text:p>
          </table:table-cell>
          <table:table-cell office:value-type="float" office:value="0.00234096">
            <text:p>0</text:p>
          </table:table-cell>
          <table:table-cell office:value-type="float" office:value="0.468842">
            <text:p>0,47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28647">
            <text:p>0,53</text:p>
          </table:table-cell>
          <table:table-cell office:value-type="float" office:value="0.00213679">
            <text:p>0</text:p>
          </table:table-cell>
          <table:table-cell office:value-type="float" office:value="0.469216">
            <text:p>0,47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516448">
            <text:p>0,52</text:p>
          </table:table-cell>
          <table:table-cell office:value-type="float" office:value="0.000378334">
            <text:p>0</text:p>
          </table:table-cell>
          <table:table-cell office:value-type="float" office:value="0.483174">
            <text:p>0,48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478707">
            <text:p>0,48</text:p>
          </table:table-cell>
          <table:table-cell office:value-type="string">
            <text:p>1.25428e-05</text:p>
          </table:table-cell>
          <table:table-cell office:value-type="float" office:value="0.52128">
            <text:p>0,52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544718">
            <text:p>0,54</text:p>
          </table:table-cell>
          <table:table-cell office:value-type="float" office:value="0.000283858">
            <text:p>0</text:p>
          </table:table-cell>
          <table:table-cell office:value-type="float" office:value="0.454998">
            <text:p>0,4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11392">
            <text:p>0,51</text:p>
          </table:table-cell>
          <table:table-cell office:value-type="float" office:value="0.000547991">
            <text:p>0</text:p>
          </table:table-cell>
          <table:table-cell office:value-type="float" office:value="0.48806">
            <text:p>0,49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497737">
            <text:p>0,5</text:p>
          </table:table-cell>
          <table:table-cell office:value-type="string">
            <text:p>4.83483e-05</text:p>
          </table:table-cell>
          <table:table-cell office:value-type="float" office:value="0.502215">
            <text:p>0,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3475">
            <text:p>0,53</text:p>
          </table:table-cell>
          <table:table-cell office:value-type="float" office:value="0.00212728">
            <text:p>0</text:p>
          </table:table-cell>
          <table:table-cell office:value-type="float" office:value="0.463123">
            <text:p>0,46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499905">
            <text:p>0,5</text:p>
          </table:table-cell>
          <table:table-cell office:value-type="string">
            <text:p>8.62994e-05</text:p>
          </table:table-cell>
          <table:table-cell office:value-type="float" office:value="0.500009">
            <text:p>0,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33728">
            <text:p>0,53</text:p>
          </table:table-cell>
          <table:table-cell office:value-type="float" office:value="0.00216348">
            <text:p>0</text:p>
          </table:table-cell>
          <table:table-cell office:value-type="float" office:value="0.464109">
            <text:p>0,46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504829">
            <text:p>0,5</text:p>
          </table:table-cell>
          <table:table-cell office:value-type="string">
            <text:p>7.02842e-05</text:p>
          </table:table-cell>
          <table:table-cell office:value-type="float" office:value="0.4951">
            <text:p>0,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95783">
            <text:p>0,6</text:p>
          </table:table-cell>
          <table:table-cell office:value-type="float" office:value="0.00830664">
            <text:p>0,01</text:p>
          </table:table-cell>
          <table:table-cell office:value-type="float" office:value="0.39591">
            <text:p>0,4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494101">
            <text:p>0,49</text:p>
          </table:table-cell>
          <table:table-cell office:value-type="float" office:value="0.00170889">
            <text:p>0</text:p>
          </table:table-cell>
          <table:table-cell office:value-type="float" office:value="0.50419">
            <text:p>0,5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04934">
            <text:p>0,5</text:p>
          </table:table-cell>
          <table:table-cell office:value-type="float" office:value="0.00121276">
            <text:p>0</text:p>
          </table:table-cell>
          <table:table-cell office:value-type="float" office:value="0.493853">
            <text:p>0,49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481527">
            <text:p>0,48</text:p>
          </table:table-cell>
          <table:table-cell office:value-type="float" office:value="0.000462884">
            <text:p>0</text:p>
          </table:table-cell>
          <table:table-cell office:value-type="float" office:value="0.518011">
            <text:p>0,5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26122">
            <text:p>0,53</text:p>
          </table:table-cell>
          <table:table-cell office:value-type="float" office:value="0.00129594">
            <text:p>0</text:p>
          </table:table-cell>
          <table:table-cell office:value-type="float" office:value="0.472582">
            <text:p>0,47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481154">
            <text:p>0,48</text:p>
          </table:table-cell>
          <table:table-cell office:value-type="float" office:value="0.000914219">
            <text:p>0</text:p>
          </table:table-cell>
          <table:table-cell office:value-type="float" office:value="0.517932">
            <text:p>0,52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26059">
            <text:p>0,53</text:p>
          </table:table-cell>
          <table:table-cell office:value-type="float" office:value="0.00216432">
            <text:p>0</text:p>
          </table:table-cell>
          <table:table-cell office:value-type="float" office:value="0.471777">
            <text:p>0,47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508972">
            <text:p>0,51</text:p>
          </table:table-cell>
          <table:table-cell office:value-type="string">
            <text:p>3.70609e-05</text:p>
          </table:table-cell>
          <table:table-cell office:value-type="float" office:value="0.490991">
            <text:p>0,49</text:p>
          </table:table-cell>
        </table:table-row>
        <table:table-row table:style-name="ro1">
          <table:table-cell office:value-type="string">
            <text:p><text:s text:c="2"/>Quacking</text:p>
          </table:table-cell>
          <table:table-cell office:value-type="float" office:value="0.590007">
            <text:p>0,59</text:p>
          </table:table-cell>
          <table:table-cell office:value-type="float" office:value="0.00222908">
            <text:p>0</text:p>
          </table:table-cell>
          <table:table-cell office:value-type="float" office:value="0.407764">
            <text:p>0,41</text:p>
          </table:table-cell>
          <table:table-cell/>
          <table:table-cell office:value-type="string">
            <text:p><text:s text:c="2"/>Quacking</text:p>
          </table:table-cell>
          <table:table-cell office:value-type="float" office:value="0.48142">
            <text:p>0,48</text:p>
          </table:table-cell>
          <table:table-cell office:value-type="float" office:value="0.000216064">
            <text:p>0</text:p>
          </table:table-cell>
          <table:table-cell office:value-type="float" office:value="0.518364">
            <text:p>0,52</text:p>
          </table:table-cell>
        </table:table-row>
        <table:table-row table:style-name="ro1">
          <table:table-cell/>
          <table:table-cell table:formula="of:=AVERAGE([.B7:.B24])" office:value-type="float" office:value="0.536602055555556">
            <text:p>0,54</text:p>
          </table:table-cell>
          <table:table-cell table:formula="of:=AVERAGE([.C7:.C24])" office:value-type="float" office:value="0.00212612241176471">
            <text:p>0</text:p>
          </table:table-cell>
          <table:table-cell table:formula="of:=AVERAGE([.D7:.D24])" office:value-type="float" office:value="0.461389222222222">
            <text:p>0,46</text:p>
          </table:table-cell>
          <table:table-cell table:number-columns-repeated="2"/>
          <table:table-cell table:formula="of:=AVERAGE([.G7:.G24])" office:value-type="float" office:value="0.530525111111111">
            <text:p>0,53</text:p>
          </table:table-cell>
          <table:table-cell table:formula="of:=AVERAGE([.H7:.H24])" office:value-type="float" office:value="0.00100077578571429">
            <text:p>0</text:p>
          </table:table-cell>
          <table:table-cell table:formula="of:=AVERAGE([.I7:.I24])" office:value-type="float" office:value="0.468683111111111">
            <text:p>0,4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345057">
            <text:p>0,35</text:p>
          </table:table-cell>
          <table:table-cell office:value-type="float" office:value="0.654165">
            <text:p>0,65</text:p>
          </table:table-cell>
          <table:table-cell office:value-type="float" office:value="0.000778428">
            <text:p>0</text:p>
          </table:table-cell>
          <table:table-cell/>
          <table:table-cell office:value-type="string">
            <text:p><text:s/>Migrating</text:p>
          </table:table-cell>
          <table:table-cell office:value-type="float" office:value="0.288274">
            <text:p>0,29</text:p>
          </table:table-cell>
          <table:table-cell office:value-type="string">
            <text:p>4.99616e-05</text:p>
          </table:table-cell>
          <table:table-cell office:value-type="float" office:value="0.711676">
            <text:p>0,71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292439">
            <text:p>0,29</text:p>
          </table:table-cell>
          <table:table-cell office:value-type="float" office:value="0.647279">
            <text:p>0,65</text:p>
          </table:table-cell>
          <table:table-cell office:value-type="float" office:value="0.0602813">
            <text:p>0,06</text:p>
          </table:table-cell>
          <table:table-cell/>
          <table:table-cell office:value-type="string">
            <text:p><text:s/>Migrating</text:p>
          </table:table-cell>
          <table:table-cell office:value-type="float" office:value="0.063623">
            <text:p>0,06</text:p>
          </table:table-cell>
          <table:table-cell office:value-type="float" office:value="0.000378468">
            <text:p>0</text:p>
          </table:table-cell>
          <table:table-cell office:value-type="float" office:value="0.935999">
            <text:p>0,94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359996">
            <text:p>0,36</text:p>
          </table:table-cell>
          <table:table-cell office:value-type="float" office:value="0.638536">
            <text:p>0,64</text:p>
          </table:table-cell>
          <table:table-cell office:value-type="float" office:value="0.00146757">
            <text:p>0</text:p>
          </table:table-cell>
          <table:table-cell/>
          <table:table-cell office:value-type="string">
            <text:p><text:s/>Migrating</text:p>
          </table:table-cell>
          <table:table-cell office:value-type="float" office:value="0.032826">
            <text:p>0,03</text:p>
          </table:table-cell>
          <table:table-cell office:value-type="string">
            <text:p>1.86108e-05</text:p>
          </table:table-cell>
          <table:table-cell office:value-type="float" office:value="0.967155">
            <text:p>0,9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233436">
            <text:p>0,23</text:p>
          </table:table-cell>
          <table:table-cell office:value-type="float" office:value="0.765506">
            <text:p>0,77</text:p>
          </table:table-cell>
          <table:table-cell office:value-type="float" office:value="0.00105746">
            <text:p>0</text:p>
          </table:table-cell>
          <table:table-cell/>
          <table:table-cell office:value-type="string">
            <text:p><text:s/>Migrating</text:p>
          </table:table-cell>
          <table:table-cell office:value-type="float" office:value="0.0405491">
            <text:p>0,04</text:p>
          </table:table-cell>
          <table:table-cell office:value-type="string">
            <text:p>4.19176e-06</text:p>
          </table:table-cell>
          <table:table-cell office:value-type="float" office:value="0.959447">
            <text:p>0,9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228318">
            <text:p>0,23</text:p>
          </table:table-cell>
          <table:table-cell office:value-type="float" office:value="0.768094">
            <text:p>0,77</text:p>
          </table:table-cell>
          <table:table-cell office:value-type="float" office:value="0.00358884">
            <text:p>0</text:p>
          </table:table-cell>
          <table:table-cell/>
          <table:table-cell office:value-type="string">
            <text:p><text:s/>Migrating</text:p>
          </table:table-cell>
          <table:table-cell office:value-type="float" office:value="0.234853">
            <text:p>0,23</text:p>
          </table:table-cell>
          <table:table-cell office:value-type="string">
            <text:p>2.40017e-05</text:p>
          </table:table-cell>
          <table:table-cell office:value-type="float" office:value="0.765123">
            <text:p>0,7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102441">
            <text:p>0,1</text:p>
          </table:table-cell>
          <table:table-cell office:value-type="float" office:value="0.897109">
            <text:p>0,9</text:p>
          </table:table-cell>
          <table:table-cell office:value-type="float" office:value="0.000450555">
            <text:p>0</text:p>
          </table:table-cell>
          <table:table-cell/>
          <table:table-cell office:value-type="string">
            <text:p><text:s/>Migrating</text:p>
          </table:table-cell>
          <table:table-cell office:value-type="float" office:value="0.13176">
            <text:p>0,13</text:p>
          </table:table-cell>
          <table:table-cell office:value-type="string">
            <text:p>1.64379e-05</text:p>
          </table:table-cell>
          <table:table-cell office:value-type="float" office:value="0.868224">
            <text:p>0,8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106932">
            <text:p>0,11</text:p>
          </table:table-cell>
          <table:table-cell office:value-type="float" office:value="0.892973">
            <text:p>0,89</text:p>
          </table:table-cell>
          <table:table-cell office:value-type="string">
            <text:p>9.49989e-05</text:p>
          </table:table-cell>
          <table:table-cell/>
          <table:table-cell office:value-type="string">
            <text:p><text:s/>Migrating</text:p>
          </table:table-cell>
          <table:table-cell office:value-type="float" office:value="0.128351">
            <text:p>0,13</text:p>
          </table:table-cell>
          <table:table-cell office:value-type="string">
            <text:p>4.55706e-05</text:p>
          </table:table-cell>
          <table:table-cell office:value-type="float" office:value="0.871604">
            <text:p>0,8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206194">
            <text:p>0,21</text:p>
          </table:table-cell>
          <table:table-cell office:value-type="float" office:value="0.750046">
            <text:p>0,75</text:p>
          </table:table-cell>
          <table:table-cell office:value-type="float" office:value="0.0437601">
            <text:p>0,04</text:p>
          </table:table-cell>
          <table:table-cell/>
          <table:table-cell office:value-type="string">
            <text:p><text:s/>Migrating</text:p>
          </table:table-cell>
          <table:table-cell office:value-type="float" office:value="0.118085">
            <text:p>0,12</text:p>
          </table:table-cell>
          <table:table-cell office:value-type="string">
            <text:p>3.91639e-05</text:p>
          </table:table-cell>
          <table:table-cell office:value-type="float" office:value="0.881876">
            <text:p>0,88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993963">
            <text:p>0,1</text:p>
          </table:table-cell>
          <table:table-cell office:value-type="float" office:value="0.900332">
            <text:p>0,9</text:p>
          </table:table-cell>
          <table:table-cell office:value-type="float" office:value="0.00027151">
            <text:p>0</text:p>
          </table:table-cell>
          <table:table-cell/>
          <table:table-cell office:value-type="string">
            <text:p><text:s/>Migrating</text:p>
          </table:table-cell>
          <table:table-cell office:value-type="float" office:value="0.134208">
            <text:p>0,13</text:p>
          </table:table-cell>
          <table:table-cell office:value-type="string">
            <text:p>3.69574e-06</text:p>
          </table:table-cell>
          <table:table-cell office:value-type="float" office:value="0.865788">
            <text:p>0,8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981322">
            <text:p>0,1</text:p>
          </table:table-cell>
          <table:table-cell office:value-type="float" office:value="0.901707">
            <text:p>0,9</text:p>
          </table:table-cell>
          <table:table-cell office:value-type="float" office:value="0.000160765">
            <text:p>0</text:p>
          </table:table-cell>
          <table:table-cell/>
          <table:table-cell office:value-type="string">
            <text:p><text:s/>Migrating</text:p>
          </table:table-cell>
          <table:table-cell office:value-type="float" office:value="0.135494">
            <text:p>0,14</text:p>
          </table:table-cell>
          <table:table-cell office:value-type="string">
            <text:p>1.29796e-06</text:p>
          </table:table-cell>
          <table:table-cell office:value-type="float" office:value="0.864505">
            <text:p>0,8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0962668">
            <text:p>0,1</text:p>
          </table:table-cell>
          <table:table-cell office:value-type="float" office:value="0.90345">
            <text:p>0,9</text:p>
          </table:table-cell>
          <table:table-cell office:value-type="float" office:value="0.000283036">
            <text:p>0</text:p>
          </table:table-cell>
          <table:table-cell/>
          <table:table-cell office:value-type="string">
            <text:p><text:s/>Migrating</text:p>
          </table:table-cell>
          <table:table-cell office:value-type="float" office:value="0.134983">
            <text:p>0,13</text:p>
          </table:table-cell>
          <table:table-cell office:value-type="string">
            <text:p>5.79475e-05</text:p>
          </table:table-cell>
          <table:table-cell office:value-type="float" office:value="0.864959">
            <text:p>0,86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109275">
            <text:p>0,11</text:p>
          </table:table-cell>
          <table:table-cell office:value-type="float" office:value="0.890584">
            <text:p>0,89</text:p>
          </table:table-cell>
          <table:table-cell office:value-type="float" office:value="0.000140375">
            <text:p>0</text:p>
          </table:table-cell>
          <table:table-cell/>
          <table:table-cell office:value-type="string">
            <text:p><text:s/>Migrating</text:p>
          </table:table-cell>
          <table:table-cell office:value-type="float" office:value="0.134859">
            <text:p>0,13</text:p>
          </table:table-cell>
          <table:table-cell office:value-type="string">
            <text:p>4.99709e-05</text:p>
          </table:table-cell>
          <table:table-cell office:value-type="float" office:value="0.865091">
            <text:p>0,8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265329">
            <text:p>0,27</text:p>
          </table:table-cell>
          <table:table-cell office:value-type="float" office:value="0.706436">
            <text:p>0,71</text:p>
          </table:table-cell>
          <table:table-cell office:value-type="float" office:value="0.0282358">
            <text:p>0,03</text:p>
          </table:table-cell>
          <table:table-cell/>
          <table:table-cell office:value-type="string">
            <text:p><text:s/>Migrating</text:p>
          </table:table-cell>
          <table:table-cell office:value-type="float" office:value="0.298153">
            <text:p>0,3</text:p>
          </table:table-cell>
          <table:table-cell office:value-type="float" office:value="0.00069181">
            <text:p>0</text:p>
          </table:table-cell>
          <table:table-cell office:value-type="float" office:value="0.701155">
            <text:p>0,7</text:p>
          </table:table-cell>
        </table:table-row>
        <table:table-row table:style-name="ro1">
          <table:table-cell office:value-type="string">
            <text:p><text:s/>Migrating</text:p>
          </table:table-cell>
          <table:table-cell office:value-type="float" office:value="0.359372">
            <text:p>0,36</text:p>
          </table:table-cell>
          <table:table-cell office:value-type="float" office:value="0.631961">
            <text:p>0,63</text:p>
          </table:table-cell>
          <table:table-cell office:value-type="float" office:value="0.00866773">
            <text:p>0,01</text:p>
          </table:table-cell>
          <table:table-cell/>
          <table:table-cell office:value-type="string">
            <text:p><text:s/>Migrating</text:p>
          </table:table-cell>
          <table:table-cell office:value-type="float" office:value="0.0221528">
            <text:p>0,02</text:p>
          </table:table-cell>
          <table:table-cell office:value-type="string">
            <text:p>2.67834e-05</text:p>
          </table:table-cell>
          <table:table-cell office:value-type="float" office:value="0.97782">
            <text:p>0,98</text:p>
          </table:table-cell>
        </table:table-row>
        <table:table-row table:style-name="ro1">
          <table:table-cell/>
          <table:table-cell table:formula="of:=AVERAGE([.B28:.B41])" office:value-type="float" office:value="0.20732745">
            <text:p>0,21</text:p>
          </table:table-cell>
          <table:table-cell table:formula="of:=AVERAGE([.C28:.C41])" office:value-type="float" office:value="0.782012714285714">
            <text:p>0,78</text:p>
          </table:table-cell>
          <table:table-cell table:formula="of:=AVERAGE([.D28:.D41])" office:value-type="float" office:value="0.0114725745384615">
            <text:p>0,01</text:p>
          </table:table-cell>
          <table:table-cell table:number-columns-repeated="2"/>
          <table:table-cell table:formula="of:=AVERAGE([.G28:.G41])" office:value-type="float" office:value="0.135583635714286">
            <text:p>0,14</text:p>
          </table:table-cell>
          <table:table-cell table:formula="of:=AVERAGE([.H28:.H41])" office:value-type="float" office:value="0.000535139">
            <text:p>0</text:p>
          </table:table-cell>
          <table:table-cell table:formula="of:=AVERAGE([.I28:.I41])" office:value-type="float" office:value="0.864315857142857">
            <text:p>0,8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913801">
            <text:p>0,91</text:p>
          </table:table-cell>
          <table:table-cell office:value-type="float" office:value="0.0776495">
            <text:p>0,08</text:p>
          </table:table-cell>
          <table:table-cell office:value-type="float" office:value="0.00854941">
            <text:p>0,01</text:p>
          </table:table-cell>
          <table:table-cell/>
          <table:table-cell office:value-type="string">
            <text:p><text:s/>Panicking</text:p>
          </table:table-cell>
          <table:table-cell office:value-type="float" office:value="0.722414">
            <text:p>0,72</text:p>
          </table:table-cell>
          <table:table-cell office:value-type="float" office:value="0.268056">
            <text:p>0,27</text:p>
          </table:table-cell>
          <table:table-cell office:value-type="float" office:value="0.00952997">
            <text:p>0,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795739">
            <text:p>0,8</text:p>
          </table:table-cell>
          <table:table-cell office:value-type="float" office:value="0.183795">
            <text:p>0,18</text:p>
          </table:table-cell>
          <table:table-cell office:value-type="float" office:value="0.0204656">
            <text:p>0,02</text:p>
          </table:table-cell>
          <table:table-cell/>
          <table:table-cell office:value-type="string">
            <text:p><text:s/>Panicking</text:p>
          </table:table-cell>
          <table:table-cell office:value-type="float" office:value="0.781182">
            <text:p>0,78</text:p>
          </table:table-cell>
          <table:table-cell office:value-type="float" office:value="0.202992">
            <text:p>0,2</text:p>
          </table:table-cell>
          <table:table-cell office:value-type="float" office:value="0.0158265">
            <text:p>0,0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798319">
            <text:p>0,8</text:p>
          </table:table-cell>
          <table:table-cell office:value-type="float" office:value="0.19789">
            <text:p>0,2</text:p>
          </table:table-cell>
          <table:table-cell office:value-type="float" office:value="0.00379069">
            <text:p>0</text:p>
          </table:table-cell>
          <table:table-cell/>
          <table:table-cell office:value-type="string">
            <text:p><text:s/>Panicking</text:p>
          </table:table-cell>
          <table:table-cell office:value-type="float" office:value="0.81717">
            <text:p>0,82</text:p>
          </table:table-cell>
          <table:table-cell office:value-type="float" office:value="0.179894">
            <text:p>0,18</text:p>
          </table:table-cell>
          <table:table-cell office:value-type="float" office:value="0.00293582">
            <text:p>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788101">
            <text:p>0,79</text:p>
          </table:table-cell>
          <table:table-cell office:value-type="float" office:value="0.206351">
            <text:p>0,21</text:p>
          </table:table-cell>
          <table:table-cell office:value-type="float" office:value="0.00554726">
            <text:p>0,01</text:p>
          </table:table-cell>
          <table:table-cell/>
          <table:table-cell office:value-type="string">
            <text:p><text:s/>Panicking</text:p>
          </table:table-cell>
          <table:table-cell office:value-type="float" office:value="0.808525">
            <text:p>0,81</text:p>
          </table:table-cell>
          <table:table-cell office:value-type="float" office:value="0.183948">
            <text:p>0,18</text:p>
          </table:table-cell>
          <table:table-cell office:value-type="float" office:value="0.00752671">
            <text:p>0,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92569">
            <text:p>0,93</text:p>
          </table:table-cell>
          <table:table-cell office:value-type="float" office:value="0.0730503">
            <text:p>0,07</text:p>
          </table:table-cell>
          <table:table-cell office:value-type="float" office:value="0.00125957">
            <text:p>0</text:p>
          </table:table-cell>
          <table:table-cell/>
          <table:table-cell office:value-type="string">
            <text:p><text:s/>Panicking</text:p>
          </table:table-cell>
          <table:table-cell office:value-type="float" office:value="0.897366">
            <text:p>0,9</text:p>
          </table:table-cell>
          <table:table-cell office:value-type="float" office:value="0.101942">
            <text:p>0,1</text:p>
          </table:table-cell>
          <table:table-cell office:value-type="float" office:value="0.000692039">
            <text:p>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811646">
            <text:p>0,81</text:p>
          </table:table-cell>
          <table:table-cell office:value-type="float" office:value="0.183139">
            <text:p>0,18</text:p>
          </table:table-cell>
          <table:table-cell office:value-type="float" office:value="0.00521535">
            <text:p>0,01</text:p>
          </table:table-cell>
          <table:table-cell/>
          <table:table-cell office:value-type="string">
            <text:p><text:s/>Panicking</text:p>
          </table:table-cell>
          <table:table-cell office:value-type="float" office:value="0.803179">
            <text:p>0,8</text:p>
          </table:table-cell>
          <table:table-cell office:value-type="float" office:value="0.19291">
            <text:p>0,19</text:p>
          </table:table-cell>
          <table:table-cell office:value-type="float" office:value="0.00391097">
            <text:p>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797358">
            <text:p>0,8</text:p>
          </table:table-cell>
          <table:table-cell office:value-type="float" office:value="0.187837">
            <text:p>0,19</text:p>
          </table:table-cell>
          <table:table-cell office:value-type="float" office:value="0.0148054">
            <text:p>0,01</text:p>
          </table:table-cell>
          <table:table-cell/>
          <table:table-cell office:value-type="string">
            <text:p><text:s/>Panicking</text:p>
          </table:table-cell>
          <table:table-cell office:value-type="float" office:value="0.799087">
            <text:p>0,8</text:p>
          </table:table-cell>
          <table:table-cell office:value-type="float" office:value="0.185688">
            <text:p>0,19</text:p>
          </table:table-cell>
          <table:table-cell office:value-type="float" office:value="0.015225">
            <text:p>0,02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818333">
            <text:p>0,82</text:p>
          </table:table-cell>
          <table:table-cell office:value-type="float" office:value="0.177701">
            <text:p>0,18</text:p>
          </table:table-cell>
          <table:table-cell office:value-type="float" office:value="0.00396655">
            <text:p>0</text:p>
          </table:table-cell>
          <table:table-cell/>
          <table:table-cell office:value-type="string">
            <text:p><text:s/>Panicking</text:p>
          </table:table-cell>
          <table:table-cell office:value-type="float" office:value="0.814843">
            <text:p>0,81</text:p>
          </table:table-cell>
          <table:table-cell office:value-type="float" office:value="0.178838">
            <text:p>0,18</text:p>
          </table:table-cell>
          <table:table-cell office:value-type="float" office:value="0.00631868">
            <text:p>0,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912511">
            <text:p>0,91</text:p>
          </table:table-cell>
          <table:table-cell office:value-type="float" office:value="0.0846158">
            <text:p>0,08</text:p>
          </table:table-cell>
          <table:table-cell office:value-type="float" office:value="0.00287325">
            <text:p>0</text:p>
          </table:table-cell>
          <table:table-cell/>
          <table:table-cell office:value-type="string">
            <text:p><text:s/>Panicking</text:p>
          </table:table-cell>
          <table:table-cell office:value-type="float" office:value="0.814039">
            <text:p>0,81</text:p>
          </table:table-cell>
          <table:table-cell office:value-type="float" office:value="0.184898">
            <text:p>0,18</text:p>
          </table:table-cell>
          <table:table-cell office:value-type="float" office:value="0.00106258">
            <text:p>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963491">
            <text:p>0,96</text:p>
          </table:table-cell>
          <table:table-cell office:value-type="float" office:value="0.0345482">
            <text:p>0,03</text:p>
          </table:table-cell>
          <table:table-cell office:value-type="float" office:value="0.00196041">
            <text:p>0</text:p>
          </table:table-cell>
          <table:table-cell/>
          <table:table-cell office:value-type="string">
            <text:p><text:s/>Panicking</text:p>
          </table:table-cell>
          <table:table-cell office:value-type="float" office:value="0.77038">
            <text:p>0,77</text:p>
          </table:table-cell>
          <table:table-cell office:value-type="float" office:value="0.228598">
            <text:p>0,23</text:p>
          </table:table-cell>
          <table:table-cell office:value-type="float" office:value="0.00102169">
            <text:p>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844927">
            <text:p>0,84</text:p>
          </table:table-cell>
          <table:table-cell office:value-type="float" office:value="0.153977">
            <text:p>0,15</text:p>
          </table:table-cell>
          <table:table-cell office:value-type="float" office:value="0.00109559">
            <text:p>0</text:p>
          </table:table-cell>
          <table:table-cell/>
          <table:table-cell office:value-type="string">
            <text:p><text:s/>Panicking</text:p>
          </table:table-cell>
          <table:table-cell office:value-type="float" office:value="0.90909">
            <text:p>0,91</text:p>
          </table:table-cell>
          <table:table-cell office:value-type="float" office:value="0.087468">
            <text:p>0,09</text:p>
          </table:table-cell>
          <table:table-cell office:value-type="float" office:value="0.00344155">
            <text:p>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792752">
            <text:p>0,79</text:p>
          </table:table-cell>
          <table:table-cell office:value-type="float" office:value="0.206279">
            <text:p>0,21</text:p>
          </table:table-cell>
          <table:table-cell office:value-type="float" office:value="0.000968469">
            <text:p>0</text:p>
          </table:table-cell>
          <table:table-cell/>
          <table:table-cell office:value-type="string">
            <text:p><text:s/>Panicking</text:p>
          </table:table-cell>
          <table:table-cell office:value-type="float" office:value="0.90228">
            <text:p>0,9</text:p>
          </table:table-cell>
          <table:table-cell office:value-type="float" office:value="0.0972707">
            <text:p>0,1</text:p>
          </table:table-cell>
          <table:table-cell office:value-type="float" office:value="0.000449779">
            <text:p>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840635">
            <text:p>0,84</text:p>
          </table:table-cell>
          <table:table-cell office:value-type="float" office:value="0.123743">
            <text:p>0,12</text:p>
          </table:table-cell>
          <table:table-cell office:value-type="float" office:value="0.0356228">
            <text:p>0,04</text:p>
          </table:table-cell>
          <table:table-cell/>
          <table:table-cell office:value-type="string">
            <text:p><text:s/>Panicking</text:p>
          </table:table-cell>
          <table:table-cell office:value-type="float" office:value="0.787426">
            <text:p>0,79</text:p>
          </table:table-cell>
          <table:table-cell office:value-type="float" office:value="0.184552">
            <text:p>0,18</text:p>
          </table:table-cell>
          <table:table-cell office:value-type="float" office:value="0.0280213">
            <text:p>0,03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795092">
            <text:p>0,8</text:p>
          </table:table-cell>
          <table:table-cell office:value-type="float" office:value="0.202248">
            <text:p>0,2</text:p>
          </table:table-cell>
          <table:table-cell office:value-type="float" office:value="0.00265972">
            <text:p>0</text:p>
          </table:table-cell>
          <table:table-cell/>
          <table:table-cell office:value-type="string">
            <text:p><text:s/>Panicking</text:p>
          </table:table-cell>
          <table:table-cell office:value-type="float" office:value="0.888466">
            <text:p>0,89</text:p>
          </table:table-cell>
          <table:table-cell office:value-type="float" office:value="0.108498">
            <text:p>0,11</text:p>
          </table:table-cell>
          <table:table-cell office:value-type="float" office:value="0.00303562">
            <text:p>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737676">
            <text:p>0,74</text:p>
          </table:table-cell>
          <table:table-cell office:value-type="float" office:value="0.260081">
            <text:p>0,26</text:p>
          </table:table-cell>
          <table:table-cell office:value-type="float" office:value="0.00224344">
            <text:p>0</text:p>
          </table:table-cell>
          <table:table-cell/>
          <table:table-cell office:value-type="string">
            <text:p><text:s/>Panicking</text:p>
          </table:table-cell>
          <table:table-cell office:value-type="float" office:value="0.745146">
            <text:p>0,75</text:p>
          </table:table-cell>
          <table:table-cell office:value-type="float" office:value="0.252399">
            <text:p>0,25</text:p>
          </table:table-cell>
          <table:table-cell office:value-type="float" office:value="0.00245484">
            <text:p>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800549">
            <text:p>0,8</text:p>
          </table:table-cell>
          <table:table-cell office:value-type="float" office:value="0.199296">
            <text:p>0,2</text:p>
          </table:table-cell>
          <table:table-cell office:value-type="float" office:value="0.000154937">
            <text:p>0</text:p>
          </table:table-cell>
          <table:table-cell/>
          <table:table-cell office:value-type="string">
            <text:p><text:s/>Panicking</text:p>
          </table:table-cell>
          <table:table-cell office:value-type="float" office:value="0.902725">
            <text:p>0,9</text:p>
          </table:table-cell>
          <table:table-cell office:value-type="float" office:value="0.0948707">
            <text:p>0,09</text:p>
          </table:table-cell>
          <table:table-cell office:value-type="float" office:value="0.00240393">
            <text:p>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808945">
            <text:p>0,81</text:p>
          </table:table-cell>
          <table:table-cell office:value-type="float" office:value="0.188485">
            <text:p>0,19</text:p>
          </table:table-cell>
          <table:table-cell office:value-type="float" office:value="0.00256995">
            <text:p>0</text:p>
          </table:table-cell>
          <table:table-cell/>
          <table:table-cell office:value-type="string">
            <text:p><text:s/>Panicking</text:p>
          </table:table-cell>
          <table:table-cell office:value-type="float" office:value="0.884779">
            <text:p>0,88</text:p>
          </table:table-cell>
          <table:table-cell office:value-type="float" office:value="0.111307">
            <text:p>0,11</text:p>
          </table:table-cell>
          <table:table-cell office:value-type="float" office:value="0.00391354">
            <text:p>0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806316">
            <text:p>0,81</text:p>
          </table:table-cell>
          <table:table-cell office:value-type="float" office:value="0.191176">
            <text:p>0,19</text:p>
          </table:table-cell>
          <table:table-cell office:value-type="float" office:value="0.00250728">
            <text:p>0</text:p>
          </table:table-cell>
          <table:table-cell/>
          <table:table-cell office:value-type="string">
            <text:p><text:s/>Panicking</text:p>
          </table:table-cell>
          <table:table-cell office:value-type="float" office:value="0.890827">
            <text:p>0,89</text:p>
          </table:table-cell>
          <table:table-cell office:value-type="float" office:value="0.104049">
            <text:p>0,1</text:p>
          </table:table-cell>
          <table:table-cell office:value-type="float" office:value="0.0051238">
            <text:p>0,01</text:p>
          </table:table-cell>
        </table:table-row>
        <table:table-row table:style-name="ro1">
          <table:table-cell office:value-type="string">
            <text:p><text:s/>Panicking</text:p>
          </table:table-cell>
          <table:table-cell office:value-type="float" office:value="0.903427">
            <text:p>0,9</text:p>
          </table:table-cell>
          <table:table-cell office:value-type="float" office:value="0.0854971">
            <text:p>0,09</text:p>
          </table:table-cell>
          <table:table-cell office:value-type="float" office:value="0.011076">
            <text:p>0,01</text:p>
          </table:table-cell>
          <table:table-cell/>
          <table:table-cell office:value-type="string">
            <text:p><text:s/>Panicking</text:p>
          </table:table-cell>
          <table:table-cell office:value-type="float" office:value="0.815375">
            <text:p>0,82</text:p>
          </table:table-cell>
          <table:table-cell office:value-type="float" office:value="0.173546">
            <text:p>0,17</text:p>
          </table:table-cell>
          <table:table-cell office:value-type="float" office:value="0.0110786">
            <text:p>0,01</text:p>
          </table:table-cell>
        </table:table-row>
        <table:table-row table:style-name="ro1">
          <table:table-cell/>
          <table:table-cell table:formula="of:=AVERAGE([.B45:.B63])" office:value-type="float" office:value="0.834489894736842">
            <text:p>0,83</text:p>
          </table:table-cell>
          <table:table-cell table:formula="of:=AVERAGE([.C45:.C63])" office:value-type="float" office:value="0.158808363157895">
            <text:p>0,16</text:p>
          </table:table-cell>
          <table:table-cell table:formula="of:=AVERAGE([.D45:.D63])" office:value-type="float" office:value="0.00670166715789474">
            <text:p>0,01</text:p>
          </table:table-cell>
          <table:table-cell table:number-columns-repeated="2"/>
          <table:table-cell table:formula="of:=AVERAGE([.G45:.G63])" office:value-type="float" office:value="0.829173631578947">
            <text:p>0,83</text:p>
          </table:table-cell>
          <table:table-cell table:formula="of:=AVERAGE([.H45:.H63])" office:value-type="float" office:value="0.164301284210526">
            <text:p>0,16</text:p>
          </table:table-cell>
          <table:table-cell table:formula="of:=AVERAGE([.I45:.I63])" office:value-type="float" office:value="0.00652489042105263">
            <text:p>0,0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FeignDeath</text:p>
          </table:table-cell>
          <table:table-cell office:value-type="float" office:value="0.150567">
            <text:p>0,15</text:p>
          </table:table-cell>
          <table:table-cell office:value-type="float" office:value="0.000151976">
            <text:p>0</text:p>
          </table:table-cell>
          <table:table-cell office:value-type="float" office:value="0.849281">
            <text:p>0,85</text:p>
          </table:table-cell>
          <table:table-cell/>
          <table:table-cell office:value-type="string">
            <text:p>FeignDeath</text:p>
          </table:table-cell>
          <table:table-cell office:value-type="float" office:value="0.843471">
            <text:p>0,84</text:p>
          </table:table-cell>
          <table:table-cell office:value-type="float" office:value="0.136329">
            <text:p>0,14</text:p>
          </table:table-cell>
          <table:table-cell office:value-type="float" office:value="0.0202002">
            <text:p>0,0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249879">
            <text:p>0,25</text:p>
          </table:table-cell>
          <table:table-cell office:value-type="float" office:value="0.000165209">
            <text:p>0</text:p>
          </table:table-cell>
          <table:table-cell office:value-type="float" office:value="0.749956">
            <text:p>0,75</text:p>
          </table:table-cell>
          <table:table-cell/>
          <table:table-cell office:value-type="string">
            <text:p>FeignDeath</text:p>
          </table:table-cell>
          <table:table-cell office:value-type="float" office:value="0.946065">
            <text:p>0,95</text:p>
          </table:table-cell>
          <table:table-cell office:value-type="float" office:value="0.0470734">
            <text:p>0,05</text:p>
          </table:table-cell>
          <table:table-cell office:value-type="float" office:value="0.00686124">
            <text:p>0,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248026">
            <text:p>0,25</text:p>
          </table:table-cell>
          <table:table-cell office:value-type="float" office:value="0.000246272">
            <text:p>0</text:p>
          </table:table-cell>
          <table:table-cell office:value-type="float" office:value="0.751728">
            <text:p>0,75</text:p>
          </table:table-cell>
          <table:table-cell/>
          <table:table-cell office:value-type="string">
            <text:p>FeignDeath</text:p>
          </table:table-cell>
          <table:table-cell office:value-type="float" office:value="0.928755">
            <text:p>0,93</text:p>
          </table:table-cell>
          <table:table-cell office:value-type="float" office:value="0.0503866">
            <text:p>0,05</text:p>
          </table:table-cell>
          <table:table-cell office:value-type="float" office:value="0.0208586">
            <text:p>0,0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237322">
            <text:p>0,24</text:p>
          </table:table-cell>
          <table:table-cell office:value-type="float" office:value="0.000151124">
            <text:p>0</text:p>
          </table:table-cell>
          <table:table-cell office:value-type="float" office:value="0.762527">
            <text:p>0,76</text:p>
          </table:table-cell>
          <table:table-cell/>
          <table:table-cell office:value-type="string">
            <text:p>FeignDeath</text:p>
          </table:table-cell>
          <table:table-cell office:value-type="float" office:value="0.920582">
            <text:p>0,92</text:p>
          </table:table-cell>
          <table:table-cell office:value-type="float" office:value="0.0607915">
            <text:p>0,06</text:p>
          </table:table-cell>
          <table:table-cell office:value-type="float" office:value="0.0186266">
            <text:p>0,0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70202">
            <text:p>0,17</text:p>
          </table:table-cell>
          <table:table-cell office:value-type="float" office:value="0.0001748">
            <text:p>0</text:p>
          </table:table-cell>
          <table:table-cell office:value-type="float" office:value="0.829623">
            <text:p>0,83</text:p>
          </table:table-cell>
          <table:table-cell/>
          <table:table-cell office:value-type="string">
            <text:p>FeignDeath</text:p>
          </table:table-cell>
          <table:table-cell office:value-type="float" office:value="0.770551">
            <text:p>0,77</text:p>
          </table:table-cell>
          <table:table-cell office:value-type="float" office:value="0.221076">
            <text:p>0,22</text:p>
          </table:table-cell>
          <table:table-cell office:value-type="float" office:value="0.00837302">
            <text:p>0,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213899">
            <text:p>0,21</text:p>
          </table:table-cell>
          <table:table-cell office:value-type="float" office:value="0.00113891">
            <text:p>0</text:p>
          </table:table-cell>
          <table:table-cell office:value-type="float" office:value="0.784962">
            <text:p>0,78</text:p>
          </table:table-cell>
          <table:table-cell/>
          <table:table-cell office:value-type="string">
            <text:p>FeignDeath</text:p>
          </table:table-cell>
          <table:table-cell office:value-type="float" office:value="0.897185">
            <text:p>0,9</text:p>
          </table:table-cell>
          <table:table-cell office:value-type="float" office:value="0.0653814">
            <text:p>0,07</text:p>
          </table:table-cell>
          <table:table-cell office:value-type="float" office:value="0.0374333">
            <text:p>0,04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14764">
            <text:p>0,11</text:p>
          </table:table-cell>
          <table:table-cell office:value-type="string">
            <text:p>2.88183e-05</text:p>
          </table:table-cell>
          <table:table-cell office:value-type="float" office:value="0.885207">
            <text:p>0,89</text:p>
          </table:table-cell>
          <table:table-cell/>
          <table:table-cell office:value-type="string">
            <text:p>FeignDeath</text:p>
          </table:table-cell>
          <table:table-cell office:value-type="float" office:value="0.945294">
            <text:p>0,95</text:p>
          </table:table-cell>
          <table:table-cell office:value-type="float" office:value="0.047151">
            <text:p>0,05</text:p>
          </table:table-cell>
          <table:table-cell office:value-type="float" office:value="0.00755473">
            <text:p>0,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226189">
            <text:p>0,23</text:p>
          </table:table-cell>
          <table:table-cell office:value-type="float" office:value="0.00106747">
            <text:p>0</text:p>
          </table:table-cell>
          <table:table-cell office:value-type="float" office:value="0.772744">
            <text:p>0,77</text:p>
          </table:table-cell>
          <table:table-cell/>
          <table:table-cell office:value-type="string">
            <text:p>FeignDeath</text:p>
          </table:table-cell>
          <table:table-cell office:value-type="float" office:value="0.91605">
            <text:p>0,92</text:p>
          </table:table-cell>
          <table:table-cell office:value-type="float" office:value="0.052153">
            <text:p>0,05</text:p>
          </table:table-cell>
          <table:table-cell office:value-type="float" office:value="0.0317966">
            <text:p>0,03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216561">
            <text:p>0,22</text:p>
          </table:table-cell>
          <table:table-cell office:value-type="float" office:value="0.000205673">
            <text:p>0</text:p>
          </table:table-cell>
          <table:table-cell office:value-type="float" office:value="0.783233">
            <text:p>0,78</text:p>
          </table:table-cell>
          <table:table-cell/>
          <table:table-cell office:value-type="string">
            <text:p>FeignDeath</text:p>
          </table:table-cell>
          <table:table-cell office:value-type="float" office:value="0.929222">
            <text:p>0,93</text:p>
          </table:table-cell>
          <table:table-cell office:value-type="float" office:value="0.0535712">
            <text:p>0,05</text:p>
          </table:table-cell>
          <table:table-cell office:value-type="float" office:value="0.0172067">
            <text:p>0,02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1704">
            <text:p>0,17</text:p>
          </table:table-cell>
          <table:table-cell office:value-type="string">
            <text:p>7.72154e-05</text:p>
          </table:table-cell>
          <table:table-cell office:value-type="float" office:value="0.829523">
            <text:p>0,83</text:p>
          </table:table-cell>
          <table:table-cell/>
          <table:table-cell office:value-type="string">
            <text:p>FeignDeath</text:p>
          </table:table-cell>
          <table:table-cell office:value-type="float" office:value="0.972114">
            <text:p>0,97</text:p>
          </table:table-cell>
          <table:table-cell office:value-type="float" office:value="0.0267192">
            <text:p>0,03</text:p>
          </table:table-cell>
          <table:table-cell office:value-type="float" office:value="0.00116644">
            <text:p>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682145">
            <text:p>0,07</text:p>
          </table:table-cell>
          <table:table-cell office:value-type="string">
            <text:p>3.58435e-05</text:p>
          </table:table-cell>
          <table:table-cell office:value-type="float" office:value="0.93175">
            <text:p>0,93</text:p>
          </table:table-cell>
          <table:table-cell/>
          <table:table-cell office:value-type="string">
            <text:p>FeignDeath</text:p>
          </table:table-cell>
          <table:table-cell office:value-type="float" office:value="0.922196">
            <text:p>0,92</text:p>
          </table:table-cell>
          <table:table-cell office:value-type="float" office:value="0.0742938">
            <text:p>0,07</text:p>
          </table:table-cell>
          <table:table-cell office:value-type="float" office:value="0.00351034">
            <text:p>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0205715">
            <text:p>0,02</text:p>
          </table:table-cell>
          <table:table-cell office:value-type="string">
            <text:p>3.36829e-05</text:p>
          </table:table-cell>
          <table:table-cell office:value-type="float" office:value="0.979395">
            <text:p>0,98</text:p>
          </table:table-cell>
          <table:table-cell/>
          <table:table-cell office:value-type="string">
            <text:p>FeignDeath</text:p>
          </table:table-cell>
          <table:table-cell office:value-type="float" office:value="0.732167">
            <text:p>0,73</text:p>
          </table:table-cell>
          <table:table-cell office:value-type="float" office:value="0.265545">
            <text:p>0,27</text:p>
          </table:table-cell>
          <table:table-cell office:value-type="float" office:value="0.00228798">
            <text:p>0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248655">
            <text:p>0,25</text:p>
          </table:table-cell>
          <table:table-cell office:value-type="float" office:value="0.00095583">
            <text:p>0</text:p>
          </table:table-cell>
          <table:table-cell office:value-type="float" office:value="0.750389">
            <text:p>0,75</text:p>
          </table:table-cell>
          <table:table-cell/>
          <table:table-cell office:value-type="string">
            <text:p>FeignDeath</text:p>
          </table:table-cell>
          <table:table-cell office:value-type="float" office:value="0.943791">
            <text:p>0,94</text:p>
          </table:table-cell>
          <table:table-cell office:value-type="float" office:value="0.0458052">
            <text:p>0,05</text:p>
          </table:table-cell>
          <table:table-cell office:value-type="float" office:value="0.0104041">
            <text:p>0,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251268">
            <text:p>0,25</text:p>
          </table:table-cell>
          <table:table-cell office:value-type="float" office:value="0.000718605">
            <text:p>0</text:p>
          </table:table-cell>
          <table:table-cell office:value-type="float" office:value="0.748014">
            <text:p>0,75</text:p>
          </table:table-cell>
          <table:table-cell/>
          <table:table-cell office:value-type="string">
            <text:p>FeignDeath</text:p>
          </table:table-cell>
          <table:table-cell office:value-type="float" office:value="0.76213">
            <text:p>0,76</text:p>
          </table:table-cell>
          <table:table-cell office:value-type="float" office:value="0.231072">
            <text:p>0,23</text:p>
          </table:table-cell>
          <table:table-cell office:value-type="float" office:value="0.0067974">
            <text:p>0,01</text:p>
          </table:table-cell>
        </table:table-row>
        <table:table-row table:style-name="ro1">
          <table:table-cell office:value-type="string">
            <text:p>FeignDeath</text:p>
          </table:table-cell>
          <table:table-cell office:value-type="float" office:value="0.216937">
            <text:p>0,22</text:p>
          </table:table-cell>
          <table:table-cell office:value-type="float" office:value="0.000164725">
            <text:p>0</text:p>
          </table:table-cell>
          <table:table-cell office:value-type="float" office:value="0.782899">
            <text:p>0,78</text:p>
          </table:table-cell>
          <table:table-cell/>
          <table:table-cell office:value-type="string">
            <text:p>FeignDeath</text:p>
          </table:table-cell>
          <table:table-cell office:value-type="float" office:value="0.982164">
            <text:p>0,98</text:p>
          </table:table-cell>
          <table:table-cell office:value-type="float" office:value="0.0107777">
            <text:p>0,01</text:p>
          </table:table-cell>
          <table:table-cell office:value-type="float" office:value="0.00705788">
            <text:p>0,01</text:p>
          </table:table-cell>
        </table:table-row>
        <table:table-row table:style-name="ro1">
          <table:table-cell/>
          <table:table-cell table:formula="of:=AVERAGE([.B68:.B82])" office:value-type="float" office:value="0.186897">
            <text:p>0,19</text:p>
          </table:table-cell>
          <table:table-cell table:formula="of:=AVERAGE([.C68:.C82])" office:value-type="float" office:value="0.000467326727272727">
            <text:p>0</text:p>
          </table:table-cell>
          <table:table-cell table:formula="of:=AVERAGE([.D68:.D82])" office:value-type="float" office:value="0.812748733333333">
            <text:p>0,81</text:p>
          </table:table-cell>
          <table:table-cell table:number-columns-repeated="2"/>
          <table:table-cell table:formula="of:=AVERAGE([.G68:.G82])" office:value-type="float" office:value="0.8941158">
            <text:p>0,89</text:p>
          </table:table-cell>
          <table:table-cell table:formula="of:=AVERAGE([.H68:.H82])" office:value-type="float" office:value="0.0925417333333333">
            <text:p>0,09</text:p>
          </table:table-cell>
          <table:table-cell table:formula="of:=AVERAGE([.I68:.I82])" office:value-type="float" office:value="0.013342342">
            <text:p>0,01</text:p>
          </table:table-cell>
        </table:table-row>
      </table:table>
      <table:database-ranges>
        <table:database-range table:target-range-address="Sheet1.A16:Sheet1.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07.10.2011</text:date>, <text:time>03:3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10-07T03:35:32</dc:date>
    <dc:creator>Nikolaus Demmel</dc:creator>
    <meta:generator>NeoOffice/3.1.2$Unix OpenOffice.org_project/Patch 9</meta:generator>
    <meta:editing-duration>PT00H47M29S</meta:editing-duration>
    <meta:editing-cycles>2</meta:editing-cycles>
    <meta:document-statistic meta:table-count="1" meta:cell-count="552" meta:object-count="0"/>
  </office:meta>
</office:document-meta>
</file>